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officeooo:rsid="002642e6" officeooo:paragraph-rsid="002642e6" style:font-size-asian="14pt" style:font-size-complex="14pt"/>
    </style:style>
    <style:style style:name="P2" style:family="paragraph" style:parent-style-name="Standard" style:list-style-name="L1">
      <style:text-properties style:font-name="PT Astra Serif" fo:font-size="14pt" officeooo:rsid="002642e6" officeooo:paragraph-rsid="002642e6" style:font-size-asian="14pt" style:font-size-complex="14pt"/>
    </style:style>
    <style:style style:name="P3" style:family="paragraph" style:parent-style-name="Standard" style:list-style-name="L1">
      <style:text-properties style:font-name="PT Astra Serif" fo:font-size="14pt" officeooo:rsid="002642e6" officeooo:paragraph-rsid="002c8d13" style:font-size-asian="14pt" style:font-size-complex="14pt"/>
    </style:style>
    <style:style style:name="P4" style:family="paragraph" style:parent-style-name="Standard">
      <style:text-properties style:font-name="PT Astra Serif" fo:font-size="14pt" officeooo:rsid="002642e6" officeooo:paragraph-rsid="002642e6" style:font-size-asian="14pt" style:font-size-complex="14pt"/>
    </style:style>
    <style:style style:name="T1" style:family="text">
      <style:text-properties officeooo:rsid="002ad2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одной комнате без присмотра родителей осталось девять детей. Когда в комнату зашел взрослый и увидел, что от вазы ручной работы остались только осколки на полу, он начал спрашивать всех о том, кто же виновник. Ответы были таковы:</text:p>
      <text:p text:style-name="P1"/>
      <text:p text:style-name="P1">Маша: Это все Валик!</text:p>
      <text:p text:style-name="P1"/>
      <text:p text:style-name="P1">Паша: Неправда.</text:p>
      <text:p text:style-name="P1"/>
      <text:p text:style-name="P1">Алина: Это сделала я.</text:p>
      <text:p text:style-name="P1"/>
      <text:p text:style-name="P1">Катя: Ее разбила либо Алина, либо Наташа.</text:p>
      <text:p text:style-name="P1"/>
      <text:p text:style-name="P1">Валик: Паша лжет.</text:p>
      <text:p text:style-name="P1"/>
      <text:p text:style-name="P1">Саша: Это сделала Алина.</text:p>
      <text:p text:style-name="P1"/>
      <text:p text:style-name="P1">Настя: Нет, это не Алина.</text:p>
      <text:p text:style-name="P1"/>
      <text:p text:style-name="P1">Наташа: Ни я, ни Алина не разбивали вазу.</text:p>
      <text:p text:style-name="P1"/>
      <text:p text:style-name="P1">Андрей: Наташа права, но и Валик этого не делал.</text:p>
      <text:p text:style-name="P1"/>
      <text:p text:style-name="P1">Из всех реплик правдивыми являются только три. Кто разбил вазу при таком раскладе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9-02-22T23:07:44.640092189</dc:date>
    <meta:editing-duration>PT53M40S</meta:editing-duration>
    <meta:editing-cycles>17</meta:editing-cycles>
    <meta:generator>LibreOffice/6.1.3.2$Linux_X86_64 LibreOffice_project/10$Build-2</meta:generator>
    <meta:print-date>2019-02-15T22:38:03.653179502</meta:print-date>
    <meta:document-statistic meta:table-count="0" meta:image-count="0" meta:object-count="0" meta:page-count="1" meta:paragraph-count="11" meta:word-count="97" meta:character-count="565" meta:non-whitespace-character-count="479"/>
  </office:meta>
</office:document-meta>
</file>